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79in" fo:margin-left="0in" fo:margin-right="-0.0049in" table:align="margins"/>
    </style:style>
    <style:style style:name="Tabel1.A" style:family="table-column">
      <style:table-column-properties style:column-width="0.8333in" style:rel-column-width="1200*"/>
    </style:style>
    <style:style style:name="Tabel1.B" style:family="table-column">
      <style:table-column-properties style:column-width="4.8229in" style:rel-column-width="6945*"/>
    </style:style>
    <style:style style:name="Tabel1.C" style:family="table-column">
      <style:table-column-properties style:column-width="1.0417in" style:rel-column-width="1500*"/>
    </style:style>
    <style:style style:name="Tabel1.A1" style:family="table-cell">
      <style:table-cell-properties fo:padding="0.0382in" fo:border-left="0.0007in solid #000000" fo:border-right="none" fo:border-top="0.0007in solid #000000" fo:border-bottom="0.0007in solid #000000"/>
    </style:style>
    <style:style style:name="Tabel1.C1" style:family="table-cell">
      <style:table-cell-properties fo:padding="0.0382in" fo:border="0.0007in solid #000000"/>
    </style:style>
    <style:style style:name="Tabel1.A2" style:family="table-cell">
      <style:table-cell-properties fo:padding="0.0382in" fo:border-left="0.0007in solid #000000" fo:border-right="none" fo:border-top="none" fo:border-bottom="0.0007in solid #000000"/>
    </style:style>
    <style:style style:name="Tabel1.C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Arial" fo:font-weight="bold" style:font-weight-asian="bold" style:font-weight-complex="bold"/>
    </style:style>
    <style:style style:name="P2" style:family="paragraph" style:parent-style-name="Preformatted_20_Text">
      <style:text-properties style:font-name="Arial" fo:font-weight="normal" style:font-weight-asian="normal" style:font-weight-complex="normal"/>
    </style:style>
    <style:style style:name="P3" style:family="paragraph" style:parent-style-name="Preformatted_20_Text">
      <style:text-properties style:font-name="Arial" fo:font-weight="normal" style:font-weight-asian="normal" style:font-weight-complex="normal"/>
    </style:style>
    <style:style style:name="P4" style:family="paragraph" style:parent-style-name="Preformatted_20_Text">
      <style:paragraph-properties fo:break-before="page"/>
      <style:text-properties style:font-name="Arial" fo:font-weight="normal" style:font-weight-asian="normal" style:font-weight-complex="normal"/>
    </style:style>
    <style:style style:name="P5" style:family="paragraph" style:parent-style-name="Table_20_Contents">
      <style:text-properties style:font-name="Arial" fo:font-size="10pt" style:font-name-asian="NSimSun" style:font-size-asian="10pt" style:font-name-complex="Courier New" style:font-size-complex="10pt"/>
    </style:style>
    <style:style style:name="P6" style:family="paragraph" style:parent-style-name="Table_20_Contents">
      <style:text-properties style:font-name="Arial" fo:font-size="10pt" fo:font-weight="bold" style:font-name-asian="NSimSun" style:font-size-asian="10pt" style:font-weight-asian="bold" style:font-name-complex="Courier New" style:font-size-complex="10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 de Ws:</text:p>
      <text:p text:style-name="P2">Voorafgaand: Ik ben moe tijdens een Larp en ga over mijn energie grens door een ontevreden conclusie.</text:p>
      <text:p text:style-name="P2">Wat: mijn vrienden komen om me heen en vangen me letterlijk en figuurlijk op.</text:p>
      <text:p text:style-name="P2">Wie: Jelle, Suzanne, Wilco, Alexander, Sylvia</text:p>
      <text:p text:style-name="P2">Wanneer: tijdens een Larp</text:p>
      <text:p text:style-name="P2">Waarom: Ze houden van mij en willen samen plezier hebben op ons eigen tempo.</text:p>
      <text:p text:style-name="P2"/>
      <text:p text:style-name="P2">Andere vormende situaties die ik nu kan bedenken gaan me veel te diep voor de context: ik ken u niet, ik heb u nooit gezien en ik weet niet wie dit te zien krijgt.</text:p>
      <text:p text:style-name="P2"/>
      <text:p text:style-name="P1">C: individuen en samenwerken.</text:p>
      <text:p text:style-name="P2">Situatie 1:</text:p>
      <text:p text:style-name="P2">Ik zeg tegen tante: “Dat is jammer. Wij, ik, Nienke, Fleur en Aukje, vinden het erg lekker en hebben ons uiterste best gedaan het zo lekker mogelijk te maken. Wilt u het op z'n minst proberen, misschien bent u verrast over onze versie.”</text:p>
      <text:p text:style-name="P2">Situatie 2:</text:p>
      <text:p text:style-name="P2">Ik stel voor: Zullen we naar het dorpje om droge kleding te kopen? Als we een thematische outfit kopen hebben we ook nog een mooi souvenir van dit waterbalet.</text:p>
      <text:p text:style-name="P2">Situatie 3:</text:p>
      <text:p text:style-name="P2">Allereerst kijk ik op de kaart van het gebied welke kant we op moeten. Daarna neem ik mee:</text:p>
      <text:p text:style-name="P2">het compas, om de juiste richting aan te houden, </text:p>
      <text:p text:style-name="P2">2 liter water, om de tijd dat we overleven zo ver mogelijk te verlengen, </text:p>
      <text:p text:style-name="P2">de spiegel, om signalen te sturen naar andere mensen: vliegtuigen, caravanen, bewoning, etc.</text:p>
      <text:p text:style-name="P2"/>
      <text:p text:style-name="P1">D: Planning</text:p>
      <text:p text:style-name="P2">1. Ik gebruik een bord met magneten voor mijn huishouden. Op de magneten heb ik de taken geschreven die er gebeuren moeten. Wanneer ik ze gedaan heb verplaats ik ze naar een tijdslot later (meestal een week, vaak 1-3 dagen, soms 2 weken of langer) wanneer ik de taak weer moet doen.</text:p>
      <text:p text:style-name="P2">Ik gebruik een digitale agenda waar ik alle afspraken met anderen in zet.</text:p>
      <text:p text:style-name="P2">Voor de studie gebruik ik Azure DevOps waar ik taken inzet voor de komende 2 weken en die dan één voor één afwerk, niet wetend hoeveel tijd één taak me kost (het loopt nogal uiteen).</text:p>
      <text:p text:style-name="P2">2. Voor school heb ik planners altijd handig gevonden om overzicht te houden over wat ik nog moet doen.</text:p>
      <text:p text:style-name="P2">Voor mijn huishouden vind ik de planner fijn om niet in mijn hoofd te houden wat er nog moet gebeuren: eerstvolgende taak op het bord is wat ik doe.</text:p>
      <text:p text:style-name="P2">Een agenda voorkomt dubbele afspraken</text:p>
      <text:p text:style-name="P2">3. Ja, als ik iets niet in mijn agenda had gezet of als ik niet in mijn agenda kijk wanneer ik een afspraak maak, wilt dat nog wel eens gebeuren.</text:p>
      <text:p text:style-name="P2">4. Ik vind het moeilijk om nee te zeggen tegen vrienden, omdat ik graag met ze wil zijn, maar dat is meer tegen mezelf dan hun, want ze begrijpen altijd als ik nee moet zeggen.</text:p>
      <text:p text:style-name="P2">Ik vind het nu makkelijker om nee te zeggen tegen mijn huiswerk: als ik niet klaar ben binnen de tijd dat ik ervoor uitgetrokken had, ben ik niet klaar en komt het in het volgende tijdslot. Dit is vroeger heel anders geweest.</text:p>
      <text:p text:style-name="P2">Ik vind het moeilijk om nee te zeggen tegen instanties, want ze dreigen met korten op mijn inkomen in taal waar je U tegen zegt. Zie billen van A, Ik houd niet van dwang, maar er zijn echter grenzen aan mijn grenzen als dat betekend dat ik geen eten op tafel meer kan krijgen.</text:p>
      <text:p text:style-name="P4">Panning feestje! 1 september</text:p>
      <text:p text:style-name="P2">To do:</text:p>
      <text:p text:style-name="P2">Lokatie regelen: <text:span text:style-name="T1">Zo snel mogelijk</text:span></text:p>
      <text:p text:style-name="P2"><text:span text:style-name="T1"><text:tab/>- </text:span>lokaties bellen, </text:p>
      <text:p text:style-name="P2"><text:tab/>- bezoeken</text:p>
      <text:p text:style-name="P2"><text:tab/>- inboeken</text:p>
      <text:p text:style-name="P2"><text:tab/>- betalen</text:p>
      <text:p text:style-name="P2">vrijwilligers regelen:</text:p>
      <text:p text:style-name="P2"><text:tab/>- aan het begin aan iedereen vragen</text:p>
      <text:p text:style-name="P2"><text:tab/>- geintereseerden direct verwelkomen</text:p>
      <text:p text:style-name="P2"><text:tab/>- als er een tekort is: halverwege (juli) mensen direct aanspreken om te vragen.</text:p>
      <text:p text:style-name="P2"><text:tab/>- als er een tekort blijft hierna iedereen gezamelijk aanschrijven met dat het niet doorgaat als er geen <text:tab/>vrijwillegers zijn.</text:p>
      <text:p text:style-name="P2">Eten en drinken</text:p>
      <text:p text:style-name="P2"><text:tab/>- bedenken wat we willen serveren</text:p>
      <text:p text:style-name="P2"><text:tab/>- boodschappenlijst maken</text:p>
      <text:p text:style-name="P2"><text:tab/>- week van te voren lang houdbare dingen inkopen</text:p>
      <text:p text:style-name="P2"><text:tab/>- twee dagen van te voren kort houdbare dingen kopen</text:p>
      <text:p text:style-name="P2"><text:tab/>- dag zelf: met vrijwillegers hapjes maken.</text:p>
      <text:p text:style-name="P2">Muziek</text:p>
      <text:p text:style-name="P2"><text:tab/>- zo snel mogelijk vrijwilleger vragen muziek te regelen</text:p>
      <text:p text:style-name="P2"><text:tab/>- <text:span text:style-name="T2">belangrijk dat lokatie materiaal hiervoor heeft</text:span></text:p>
      <text:p text:style-name="P2">Invulling programma</text:p>
      <text:p text:style-name="P2"><text:tab/>- activiteiten bedenken</text:p>
      <text:p text:style-name="P2"><text:tab/>- boodschappen lijst maken</text:p>
      <text:p text:style-name="P2"><text:tab/>- activiteit 1 inkopen doen</text:p>
      <text:p text:style-name="P2"><text:tab/>- activiteit 2 uitwerken</text:p>
      <text:p text:style-name="P2"><text:tab/>- backup activiteit 3 uitwerken</text:p>
      <text:p text:style-name="P2"/>
      <text:p text:style-name="P2">tijdlijn:</text:p>
      <table:table table:name="Tabel1" table:style-name="Tabel1">
        <table:table-column table:style-name="Tabel1.A"/>
        <table:table-column table:style-name="Tabel1.B"/>
        <table:table-column table:style-name="Tabel1.C"/>
        <table:table-row>
          <table:table-cell table:style-name="Tabel1.A1" office:value-type="string">
            <text:p text:style-name="P6">deadline</text:p>
          </table:table-cell>
          <table:table-cell table:style-name="Tabel1.A1" office:value-type="string">
            <text:p text:style-name="P6">taak</text:p>
          </table:table-cell>
          <table:table-cell table:style-name="Tabel1.C1" office:value-type="string">
            <text:p text:style-name="P6">Wie</text:p>
          </table:table-cell>
        </table:table-row>
        <table:table-row>
          <table:table-cell table:style-name="Tabel1.A2" office:value-type="string">
            <text:p text:style-name="P5">15 mei</text:p>
          </table:table-cell>
          <table:table-cell table:style-name="Tabel1.A2" office:value-type="string">
            <text:p text:style-name="P5">Planning maken</text:p>
          </table:table-cell>
          <table:table-cell table:style-name="Tabel1.C2" office:value-type="string">
            <text:p text:style-name="P5">Allen</text:p>
          </table:table-cell>
        </table:table-row>
        <table:table-row>
          <table:table-cell table:style-name="Tabel1.A2" office:value-type="string">
            <text:p text:style-name="P5">18 mei</text:p>
          </table:table-cell>
          <table:table-cell table:style-name="Tabel1.A2" office:value-type="string">
            <text:p text:style-name="P5">Activiteiten bedenken, </text:p>
            <text:p text:style-name="P5">Eten en drinken bedenken</text:p>
            <text:p text:style-name="P5">boodschappen lijstjes maken</text:p>
          </table:table-cell>
          <table:table-cell table:style-name="Tabel1.C2" office:value-type="string">
            <text:p text:style-name="P5">Allen</text:p>
          </table:table-cell>
        </table:table-row>
        <table:table-row>
          <table:table-cell table:style-name="Tabel1.A2" office:value-type="string">
            <text:p text:style-name="P5">22 mei</text:p>
          </table:table-cell>
          <table:table-cell table:style-name="Tabel1.A2" office:value-type="string">
            <text:p text:style-name="P5">Vrijwiligers vragen</text:p>
          </table:table-cell>
          <table:table-cell table:style-name="Tabel1.C2" office:value-type="string">
            <text:p text:style-name="P5">Jan</text:p>
          </table:table-cell>
        </table:table-row>
        <table:table-row>
          <table:table-cell table:style-name="Tabel1.A2" office:value-type="string">
            <text:p text:style-name="P5">22 mei</text:p>
          </table:table-cell>
          <table:table-cell table:style-name="Tabel1.A2" office:value-type="string">
            <text:p text:style-name="P5">Chris, George en Tim vragen of één van hun muziek kan doen</text:p>
          </table:table-cell>
          <table:table-cell table:style-name="Tabel1.C2" office:value-type="string">
            <text:p text:style-name="P5">Jan</text:p>
          </table:table-cell>
        </table:table-row>
        <table:table-row>
          <table:table-cell table:style-name="Tabel1.A2" office:value-type="string">
            <text:p text:style-name="P5"/>
          </table:table-cell>
          <table:table-cell table:style-name="Tabel1.A2" office:value-type="string">
            <text:p text:style-name="P5"/>
          </table:table-cell>
          <table:table-cell table:style-name="Tabel1.C2" office:value-type="string">
            <text:p text:style-name="P5"/>
          </table:table-cell>
        </table:table-row>
        <table:table-row>
          <table:table-cell table:style-name="Tabel1.A2" office:value-type="string">
            <text:p text:style-name="P5">1 juni</text:p>
          </table:table-cell>
          <table:table-cell table:style-name="Tabel1.A2" office:value-type="string">
            <text:p text:style-name="P5">Selectie lokaties gemaakt</text:p>
          </table:table-cell>
          <table:table-cell table:style-name="Tabel1.C2" office:value-type="string">
            <text:p text:style-name="P5">Piet</text:p>
          </table:table-cell>
        </table:table-row>
        <table:table-row>
          <table:table-cell table:style-name="Tabel1.A2" office:value-type="string">
            <text:p text:style-name="P5">7 juni</text:p>
          </table:table-cell>
          <table:table-cell table:style-name="Tabel1.A2" office:value-type="string">
            <text:p text:style-name="P5">Lokaties bezocht</text:p>
          </table:table-cell>
          <table:table-cell table:style-name="Tabel1.C2" office:value-type="string">
            <text:p text:style-name="P5">Piet en Kees</text:p>
          </table:table-cell>
        </table:table-row>
        <table:table-row>
          <table:table-cell table:style-name="Tabel1.A2" office:value-type="string">
            <text:p text:style-name="P5">15 juni</text:p>
          </table:table-cell>
          <table:table-cell table:style-name="Tabel1.A2" office:value-type="string">
            <text:p text:style-name="P5">Lokatie ingeboekt</text:p>
          </table:table-cell>
          <table:table-cell table:style-name="Tabel1.C2" office:value-type="string">
            <text:p text:style-name="P5">Piet</text:p>
          </table:table-cell>
        </table:table-row>
        <table:table-row>
          <table:table-cell table:style-name="Tabel1.A2" office:value-type="string">
            <text:p text:style-name="P5"/>
          </table:table-cell>
          <table:table-cell table:style-name="Tabel1.A2" office:value-type="string">
            <text:p text:style-name="P5"/>
          </table:table-cell>
          <table:table-cell table:style-name="Tabel1.C2" office:value-type="string">
            <text:p text:style-name="P5"/>
          </table:table-cell>
        </table:table-row>
        <table:table-row>
          <table:table-cell table:style-name="Tabel1.A2" office:value-type="string">
            <text:p text:style-name="P5">7 juli</text:p>
          </table:table-cell>
          <table:table-cell table:style-name="Tabel1.A2" office:value-type="string">
            <text:p text:style-name="P5">Vanaf 1 juli mensen individueel aanspreken om te vrijwilligen</text:p>
          </table:table-cell>
          <table:table-cell table:style-name="Tabel1.C2" office:value-type="string">
            <text:p text:style-name="P5">Jan</text:p>
          </table:table-cell>
        </table:table-row>
        <table:table-row>
          <table:table-cell table:style-name="Tabel1.A2" office:value-type="string">
            <text:p text:style-name="P5"/>
          </table:table-cell>
          <table:table-cell table:style-name="Tabel1.A2" office:value-type="string">
            <text:p text:style-name="P5"/>
          </table:table-cell>
          <table:table-cell table:style-name="Tabel1.C2" office:value-type="string">
            <text:p text:style-name="P5"/>
          </table:table-cell>
        </table:table-row>
        <table:table-row>
          <table:table-cell table:style-name="Tabel1.A2" office:value-type="string">
            <text:p text:style-name="P5">1 augustus</text:p>
          </table:table-cell>
          <table:table-cell table:style-name="Tabel1.A2" office:value-type="string">
            <text:p text:style-name="P5">Bij te weinig vrijwilligers: Afgelasten</text:p>
            <text:p text:style-name="P5">Lokatie betaald</text:p>
          </table:table-cell>
          <table:table-cell table:style-name="Tabel1.C2" office:value-type="string">
            <text:p text:style-name="P5">Jan</text:p>
            <text:p text:style-name="P5">Piet</text:p>
          </table:table-cell>
        </table:table-row>
        <table:table-row>
          <table:table-cell table:style-name="Tabel1.A2" office:value-type="string">
            <text:p text:style-name="P5">1 augustus</text:p>
          </table:table-cell>
          <table:table-cell table:style-name="Tabel1.A2" office:value-type="string">
            <text:p text:style-name="P5">Activiteit 1 inkopen gedaan</text:p>
          </table:table-cell>
          <table:table-cell table:style-name="Tabel1.C2" office:value-type="string">
            <text:p text:style-name="P5">Kees</text:p>
          </table:table-cell>
        </table:table-row>
        <table:table-row>
          <table:table-cell table:style-name="Tabel1.A2" office:value-type="string">
            <text:p text:style-name="P5">1 augustus</text:p>
          </table:table-cell>
          <table:table-cell table:style-name="Tabel1.A2" office:value-type="string">
            <text:p text:style-name="P5">Vrijwilligers takenlijst af</text:p>
          </table:table-cell>
          <table:table-cell table:style-name="Tabel1.C2" office:value-type="string">
            <text:p text:style-name="P5">Jan</text:p>
          </table:table-cell>
        </table:table-row>
        <table:table-row>
          <table:table-cell table:style-name="Tabel1.A2" office:value-type="string">
            <text:p text:style-name="P5">14 augustus</text:p>
          </table:table-cell>
          <table:table-cell table:style-name="Tabel1.A2" office:value-type="string">
            <text:p text:style-name="P5">Activiteti 1 uitgewerkt</text:p>
            <text:p text:style-name="P5">Activiteit 2 uitgewerkt</text:p>
            <text:p text:style-name="P5">Activiteit 3 uitgewerkt</text:p>
          </table:table-cell>
          <table:table-cell table:style-name="Tabel1.C2" office:value-type="string">
            <text:p text:style-name="P5">Kees</text:p>
            <text:p text:style-name="P5">Kees</text:p>
            <text:p text:style-name="P5">Piet</text:p>
          </table:table-cell>
        </table:table-row>
        <table:table-row>
          <table:table-cell table:style-name="Tabel1.A2" office:value-type="string">
            <text:p text:style-name="P5"/>
          </table:table-cell>
          <table:table-cell table:style-name="Tabel1.A2" office:value-type="string">
            <text:p text:style-name="P5"/>
          </table:table-cell>
          <table:table-cell table:style-name="Tabel1.C2" office:value-type="string">
            <text:p text:style-name="P5"/>
          </table:table-cell>
        </table:table-row>
        <table:table-row>
          <table:table-cell table:style-name="Tabel1.A2" office:value-type="string">
            <text:p text:style-name="P5">Op 24 augustus </text:p>
          </table:table-cell>
          <table:table-cell table:style-name="Tabel1.A2" office:value-type="string">
            <text:p text:style-name="P5">Boodschappen doen</text:p>
          </table:table-cell>
          <table:table-cell table:style-name="Tabel1.C2" office:value-type="string">
            <text:p text:style-name="P5"/>
          </table:table-cell>
        </table:table-row>
        <text:soft-page-break/>
        <table:table-row>
          <table:table-cell table:style-name="Tabel1.A2" office:value-type="string">
            <text:p text:style-name="P5">Op 31 Augustus</text:p>
          </table:table-cell>
          <table:table-cell table:style-name="Tabel1.A2" office:value-type="string">
            <text:p text:style-name="P5">Boodschappen doen</text:p>
          </table:table-cell>
          <table:table-cell table:style-name="Tabel1.C2" office:value-type="string">
            <text:p text:style-name="P5"/>
          </table:table-cell>
        </table:table-row>
        <table:table-row>
          <table:table-cell table:style-name="Tabel1.A2" office:value-type="string">
            <text:p text:style-name="P5"/>
          </table:table-cell>
          <table:table-cell table:style-name="Tabel1.A2" office:value-type="string">
            <text:p text:style-name="P5"/>
          </table:table-cell>
          <table:table-cell table:style-name="Tabel1.C2" office:value-type="string">
            <text:p text:style-name="P5"/>
          </table:table-cell>
        </table:table-row>
        <table:table-row>
          <table:table-cell table:style-name="Tabel1.A2" office:value-type="string">
            <text:p text:style-name="P5">1 september</text:p>
          </table:table-cell>
          <table:table-cell table:style-name="Tabel1.A2" office:value-type="string">
            <text:p text:style-name="P5">Lokatie versieren</text:p>
            <text:p text:style-name="P5">Hapjes maken</text:p>
            <text:p text:style-name="P5">Activiteiten klaarzetten</text:p>
            <text:p text:style-name="P5">FEEST</text:p>
          </table:table-cell>
          <table:table-cell table:style-name="Tabel1.C2" office:value-type="string">
            <text:p text:style-name="P5"/>
          </table:table-cell>
        </table:table-row>
        <table:table-row>
          <table:table-cell table:style-name="Tabel1.A2" office:value-type="string">
            <text:p text:style-name="P5"/>
          </table:table-cell>
          <table:table-cell table:style-name="Tabel1.A2" office:value-type="string">
            <text:p text:style-name="P5"/>
          </table:table-cell>
          <table:table-cell table:style-name="Tabel1.C2" office:value-type="string">
            <text:p text:style-name="P5"/>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editing-duration>P1DT2H40M11S</meta:editing-duration>
    <meta:editing-cycles>3</meta:editing-cycles>
    <meta:creation-date>2020-05-14T10:39:42.30</meta:creation-date>
    <dc:date>2020-05-15T13:19:45.51</dc:date>
    <dc:creator>Tino Kerkhof</dc:creator>
    <meta:document-statistic meta:table-count="1" meta:image-count="0" meta:object-count="0" meta:page-count="3" meta:paragraph-count="112" meta:word-count="817" meta:character-count="4596"/>
  </office:meta>
</office:document-meta>
</file>